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padding="0.049cm" fo:border="0.06pt solid #d9d9e3"/>
    </style:style>
    <style:style style:name="P2" style:family="paragraph" style:parent-style-name="Text_20_body" style:list-style-name="L1">
      <style:paragraph-properties fo:margin-top="0cm" fo:margin-bottom="0cm" style:contextual-spacing="false" fo:padding="0.049cm" fo:border="0.06pt solid #d9d9e3"/>
    </style:style>
    <style:style style:name="P3" style:family="paragraph" style:parent-style-name="Text_20_body" style:list-style-name="L1">
      <style:paragraph-properties fo:padding="0.049cm" fo:border="0.06pt solid #d9d9e3"/>
    </style:style>
    <style:style style:name="P4" style:family="paragraph" style:parent-style-name="Text_20_body" style:list-style-name="L2">
      <style:paragraph-properties fo:margin-top="0cm" fo:margin-bottom="0cm" style:contextual-spacing="false" fo:padding="0.049cm" fo:border="0.06pt solid #d9d9e3"/>
    </style:style>
    <style:style style:name="P5" style:family="paragraph" style:parent-style-name="Text_20_body" style:list-style-name="L2">
      <style:paragraph-properties fo:padding="0.049cm" fo:border="0.06pt solid #d9d9e3"/>
    </style:style>
    <style:style style:name="P6" style:family="paragraph" style:parent-style-name="Text_20_body" style:list-style-name="L3">
      <style:paragraph-properties fo:margin-top="0cm" fo:margin-bottom="0cm" style:contextual-spacing="false" fo:padding="0.049cm" fo:border="0.06pt solid #d9d9e3"/>
    </style:style>
    <style:style style:name="P7" style:family="paragraph" style:parent-style-name="Text_20_body" style:list-style-name="L3">
      <style:paragraph-properties fo:padding="0.049cm" fo:border="0.06pt solid #d9d9e3"/>
    </style:style>
    <style:style style:name="T1" style:family="text">
      <style:text-properties loext:padding="0.049cm" loext:border="0.06pt solid #d9d9e3"/>
    </style:style>
    <style:style style:name="T2" style:family="text">
      <style:text-properties officeooo:rsid="001e9842"/>
    </style:style>
    <style:style style:name="T3" style:family="text">
      <style:text-properties fo:color="#3465a4" loext:opacity="100%" officeooo:rsid="001e9842"/>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vacy Notice</text:p>
      <text:p text:style-name="P1">This Privacy Notice explains how RetroFlix, Inc. ("RetroFlix," "we," "us," or "our") collects, uses, and discloses your personal information in connection with your use of the RetroFlix website and streaming service (collectively, the "Service").</text:p>
      <text:p text:style-name="P1">Information We Collect</text:p>
      <text:p text:style-name="P1">We collect various types of information when you use our Service, including:</text:p>
      <text:list text:style-name="L1">
        <text:list-item>
          <text:p text:style-name="P2">Information you provide directly, such as your name, email address, and payment information.</text:p>
        </text:list-item>
        <text:list-item>
          <text:p text:style-name="P2">Information about your device and usage of our Service, including your IP address, browser type, device type, and other information collected through cookies and similar technologies.</text:p>
        </text:list-item>
        <text:list-item>
          <text:p text:style-name="P3">Information from third-party sources, such as social media platforms and payment processors.</text:p>
        </text:list-item>
      </text:list>
      <text:p text:style-name="P1">How We Use Your Information</text:p>
      <text:p text:style-name="P1">We use your information for various purposes, including to:</text:p>
      <text:list text:style-name="L2">
        <text:list-item>
          <text:p text:style-name="P4">Provide and improve our Service, including by personalizing your experience and recommending content.</text:p>
        </text:list-item>
        <text:list-item>
          <text:p text:style-name="P4">Process your payments and communicate with you about your account.</text:p>
        </text:list-item>
        <text:list-item>
          <text:p text:style-name="P4">Analyze and monitor usage of our Service, and for other research and analytical purposes.</text:p>
        </text:list-item>
        <text:list-item>
          <text:p text:style-name="P5">Comply with our legal obligations and enforce our policies.</text:p>
        </text:list-item>
      </text:list>
      <text:p text:style-name="P1">Disclosure of Your Information</text:p>
      <text:p text:style-name="P1">We may share your personal information with third parties in the following circumstances:</text:p>
      <text:list text:style-name="L3">
        <text:list-item>
          <text:p text:style-name="P6">With our service providers and partners, who help us provide and improve our Service and process payments.</text:p>
        </text:list-item>
        <text:list-item>
          <text:p text:style-name="P6">With other users of our Service, to the extent necessary to fulfill your requests (such as when you add a friend to your account).</text:p>
        </text:list-item>
        <text:list-item>
          <text:p text:style-name="P6">With our affiliates and subsidiaries.</text:p>
        </text:list-item>
        <text:list-item>
          <text:p text:style-name="P7">With law enforcement, government authorities, or other third parties as required by law or to protect our legal rights.</text:p>
        </text:list-item>
      </text:list>
      <text:p text:style-name="P1">Your Choices</text:p>
      <text:p text:style-name="P1">You may have certain choices and rights regarding our collection, use, and disclosure of your personal information. For example, you may be able to control certain cookies through your browser settings or opt out of receiving marketing emails from us.</text:p>
      <text:p text:style-name="P1">Children's Privacy</text:p>
      <text:p text:style-name="P1">Our Service is not intended for children under the age of 13, and we do not knowingly collect personal information from children under the age of 13. If you are a parent or legal guardian and believe that we have collected information from your child, please contact us at the email address below.</text:p>
      <text:p text:style-name="P1">Contact Us</text:p>
      <text:p text:style-name="P1"><text:soft-page-break/>If you have any questions or concerns about our Privacy Notice or practices, please <text:span text:style-name="T2">check our </text:span><text:span text:style-name="T3">GDPR page (link)</text:span><text:span text:style-name="T2">, or</text:span> contact us at <text:a xlink:type="simple" xlink:href="mailto:privacy@retroflix.com" office:target-frame-name="_new" xlink:show="replace" text:style-name="Internet_20_link" text:visited-style-name="Visited_20_Internet_20_Link"><text:span text:style-name="T1">privacy@retroflix.com</text:span></text:a>.</text:p>
      <text:p text:style-name="P1">Changes to Our Privacy Notice</text:p>
      <text:p text:style-name="P1">We may update this Privacy Notice from time to time in response to changing legal, technical, or business developments. When we update our Privacy Notice, we will take appropriate measures to inform you, consistent with the significance of the changes we make. We encourage you to periodically review this page for the latest information on our privacy practice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8T16:16:40.437000000</meta:creation-date>
    <dc:date>2023-03-28T16:35:04.291000000</dc:date>
    <meta:editing-duration>PT4M10S</meta:editing-duration>
    <meta:editing-cycles>2</meta:editing-cycles>
    <meta:generator>LibreOffice/7.5.0.3$Windows_X86_64 LibreOffice_project/c21113d003cd3efa8c53188764377a8272d9d6de</meta:generator>
    <meta:document-statistic meta:table-count="0" meta:image-count="0" meta:object-count="0" meta:page-count="2" meta:paragraph-count="27" meta:word-count="441" meta:character-count="2779" meta:non-whitespace-character-count="2376"/>
  </office:meta>
</office:document-meta>
</file>